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fo:min-height="9.5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9.564cm" svg:x="1.418cm" svg:y="4.343cm" presentation:class="subtitle" presentation:user-transformed="true">
          <draw:text-box>
            <text:p>Комплексное тестирование высокопроизводительных вычислительных систем <text:s/>на основе программы для моделирования плазмы методом частиц в ячейках</text:p>
          </draw:text-box>
        </draw:frame>
        <draw:frame draw:style-name="gr1" draw:text-style-name="P3" draw:layer="layout" svg:width="15.725cm" svg:height="1.673cm" svg:x="6.155cm" svg:y="12.551cm">
          <draw:text-box>
            <text:p text:style-name="P2">А.В.Снытников,</text:p>
            <text:p text:style-name="P2">Лаборатория Суперкомпьютерного Моделирования</text:p>
          </draw:text-box>
        </draw:frame>
        <draw:frame draw:style-name="gr1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8-10-03T12:09:05.415660211</dc:date>
    <meta:editing-duration>PT11M35S</meta:editing-duration>
    <meta:editing-cycles>2</meta:editing-cycles>
    <meta:document-statistic meta:object-count="27"/>
  </office:meta>
</office:document-meta>
</file>